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 style:list-style-name="L2">
      <style:text-properties fo:language="en" fo:country="US" fo:font-weight="bold" style:font-weight-asian="bold" style:font-weight-complex="bold"/>
    </style:style>
    <style:style style:name="P5" style:family="paragraph" style:parent-style-name="Standard">
      <style:text-properties fo:language="en" fo:country="US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bg" fo:country="BG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ree-like data structures<text:span text:style-name="T1"> are:</text:span></text:p>
      <text:list xml:id="list314039197781974332" text:style-name="L1">
        <text:list-item>
          <text:list>
            <text:list-item>
              <text:p text:style-name="P2"><text:span text:style-name="T1">Branched recursive data structures</text:span></text:p>
            </text:list-item>
            <text:list-item>
              <text:p text:style-name="P2"><text:span text:style-name="T1">Consisting of </text:span>nodes</text:p>
            </text:list-item>
          </text:list>
        </text:list-item>
      </text:list>
      <text:p text:style-name="P1"><text:span text:style-name="T1">Terminology:</text:span></text:p>
      <text:p text:style-name="P1"><text:span text:style-name="T1"><text:tab/>Node, Edge</text:span></text:p>
      <text:p text:style-name="P1"><text:span text:style-name="T1"><text:tab/>Root, Parent, Child, Sibling</text:span></text:p>
      <text:p text:style-name="P1"><text:span text:style-name="T1"><text:tab/>Depth, Height</text:span></text:p>
      <text:p text:style-name="P1"><text:span text:style-name="T1"><text:tab/>Subtree</text:span></text:p>
      <text:p text:style-name="P1"><text:span text:style-name="T1"><text:tab/>Internal node – has both parent and childs, Leaf – has only parent</text:span></text:p>
      <text:p text:style-name="P1"><text:span text:style-name="T1"><text:tab/></text:span><text:span text:style-name="T2">Ancestor(предшественик),</text:span><text:span text:style-name="T1"> Descendant</text:span><text:span text:style-name="T2">(наследник)</text:span></text:p>
      <text:p text:style-name="P1"><text:span text:style-name="T2"/></text:p>
      <text:p text:style-name="P3"><text:span text:style-name="T1">Implementing trees:</text:span></text:p>
      <text:p text:style-name="P3"><text:span text:style-name="T1">public class Tree&lt;t&gt;</text:span></text:p>
      <text:p text:style-name="P3"><text:span text:style-name="T1">{</text:span></text:p>
      <text:p text:style-name="P3"><text:span text:style-name="T1">private T value;</text:span></text:p>
      <text:p text:style-name="P3"><text:span text:style-name="T1">private IList&lt;Tree&lt;T&gt;&gt; children;</text:span></text:p>
      <text:p text:style-name="P3"><text:span text:style-name="T1">}</text:span></text:p>
      <text:p text:style-name="P3">Tree Traversal Algorithms</text:p>
      <text:p text:style-name="P5"><text:tab/>Traversing a tree means to vising each of its nodes exactly once</text:p>
      <text:p text:style-name="P5"><text:tab/>The order of visiting nodes may vary on the traversal algoritm</text:p>
      <text:p text:style-name="P3">Depth-First Search (DFS) – <text:span text:style-name="T1">visit node successors first, usually implemented by recursion</text:span></text:p>
      <text:p text:style-name="P3"><text:span text:style-name="T1"><text:tab/>iterative DFS - implemented with stack - </text:span></text:p>
      <text:list xml:id="list4996753966040233263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<text:span text:style-name="T1">push in the stack node</text:span></text:p>
                        </text:list-item>
                        <text:list-item>
                          <text:p text:style-name="P4"><text:span text:style-name="T1">pop topper element</text:span></text:p>
                        </text:list-item>
                        <text:list-item>
                          <text:p text:style-name="P4"><text:span text:style-name="T1">put element value in result</text:span></text:p>
                        </text:list-item>
                        <text:list-item>
                          <text:p text:style-name="P4"><text:span text:style-name="T1">push all children in stack</text:span></text:p>
                        </text:list-item>
                        <text:list-item>
                          <text:p text:style-name="P4"><text:span text:style-name="T1">if not empty go to 2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Breadth-First Search (BFS) – <text:span text:style-name="T1">visit nearest nodes first, usually implemented by a queue</text:span></text:p>
      <text:p text:style-name="P3"><text:span text:style-name="T1"><text:tab/>BFS pseudo code:</text:span></text:p>
      <text:p text:style-name="P3"><text:span text:style-name="T1"><text:tab/>queue ← node</text:span></text:p>
      <text:p text:style-name="P3"><text:span text:style-name="T1"><text:tab/>while queue not empty</text:span></text:p>
      <text:p text:style-name="P3"><text:span text:style-name="T1"><text:tab/><text:tab/>v ← queue</text:span></text:p>
      <text:p text:style-name="P3"><text:span text:style-name="T1"><text:tab/><text:tab/>print v</text:span></text:p>
      <text:p text:style-name="P3"><text:span text:style-name="T1"><text:tab/><text:tab/>for each child c of v</text:span></text:p>
      <text:p text:style-name="P3"><text:span text:style-name="T1"><text:tab/><text:tab/><text:tab/>queue ← c; </text:span></text:p>
      <text:p text:style-name="P3"><text:span text:style-name="T1"/></text:p>
      <text:p text:style-name="P3">Binary Trees and BT Traversals</text:p>
      <text:p text:style-name="P3"><text:tab/><text:span text:style-name="T1">Each node has at most 2 children (left and right);</text:span></text:p>
      <text:p text:style-name="P3"><text:span text:style-name="T1"><text:tab/>Left child is always smaller than parent, right child is larger than parent</text:span></text:p>
      <text:p text:style-name="P3"><text:span text:style-name="T1"/></text:p>
      <text:p text:style-name="P3">BT Traversal: </text:p>
      <text:p text:style-name="P3"><text:tab/>Pre-order <text:s/>: Root → Left → Right</text:p>
      <text:p text:style-name="P3"><text:tab/><text:span text:style-name="T1">If (node != null)</text:span></text:p>
      <text:p text:style-name="P3"><text:span text:style-name="T1"><text:tab/><text:tab/>print (node.Value)</text:span></text:p>
      <text:p text:style-name="P3"><text:span text:style-name="T1"><text:tab/><text:tab/>PreOrder(node.Left)</text:span></text:p>
      <text:p text:style-name="P3"><text:span text:style-name="T1"><text:tab/><text:tab/>PreOrder(node.Right)</text:span></text:p>
      <text:p text:style-name="P3"><text:span text:style-name="T1"><text:tab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tab/>In-order: Left → Root → Right; returns sorted elements</text:p>
      <text:p text:style-name="P5"><text:tab/><text:tab/>if (node != null)</text:p>
      <text:p text:style-name="P5"><text:tab/><text:tab/><text:tab/>PreOrder(node.Left)</text:p>
      <text:p text:style-name="P5"><text:tab/><text:tab/><text:tab/>print node.Value</text:p>
      <text:p text:style-name="P5"><text:tab/><text:tab/><text:tab/>PreOrder(node.Right)</text:p>
      <text:p text:style-name="P3"><text:tab/><text:tab/><text:tab/></text:p>
      <text:p text:style-name="P3"><text:tab/>Post-order: Left → Right → Root</text:p>
      <text:p text:style-name="P3"/>
      <text:p text:style-name="P3"/>
      <text:p text:style-name="P3">Watch again 2:08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38M4S</meta:editing-duration>
    <meta:editing-cycles>28</meta:editing-cycles>
    <meta:generator>OpenOffice/4.1.5$Win32 OpenOffice.org_project/415m1$Build-9789</meta:generator>
    <dc:date>2018-08-20T09:06:00.30</dc:date>
    <meta:document-statistic meta:table-count="0" meta:image-count="0" meta:object-count="0" meta:page-count="2" meta:paragraph-count="52" meta:word-count="233" meta:character-count="1440"/>
    <meta:user-defined meta:name="Info 1"/>
    <meta:user-defined meta:name="Info 2"/>
    <meta:user-defined meta:name="Info 3"/>
    <meta:user-defined meta:name="Info 4"/>
  </office:meta>
</office:document-meta>
</file>